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_31_23" style:display-name="123" style:family="table">
      <style:table-properties style:width="5.0701in" table:align="center" style:may-break-between-rows="false" style:writing-mode="lr-tb"/>
    </style:style>
    <style:style style:name="_31_23.A" style:display-name="123.A" style:family="table-column">
      <style:table-column-properties style:column-width="1.875in"/>
    </style:style>
    <style:style style:name="_31_23.B" style:display-name="123.B" style:family="table-column">
      <style:table-column-properties style:column-width="1.5924in"/>
    </style:style>
    <style:style style:name="_31_23.C" style:display-name="123.C" style:family="table-column">
      <style:table-column-properties style:column-width="1.6028in"/>
    </style:style>
    <style:style style:name="_31_23.A1" style:display-name="123.A1" style:family="table-cell">
      <style:table-cell-properties style:vertical-align="bottom" fo:padding="0.0382in" fo:border="none"/>
    </style:style>
    <style:style style:name="_31_23.A2" style:display-name="123.A2" style:family="table-cell">
      <style:table-cell-properties style:vertical-align="bottom" fo:padding="0in" fo:border="none"/>
    </style:style>
    <style:style style:name="_31_23.C2" style:display-name="123.C2" style:family="table-cell">
      <style:table-cell-properties style:vertical-align="" fo:padding="0in" fo:border="none"/>
    </style:style>
    <style:style style:name="_31_23.B4" style:display-name="123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5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5" style:family="paragraph" style:parent-style-name="Standard">
      <style:paragraph-properties fo:margin-top="0.0402in" fo:margin-bottom="0in"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fo:background-color="transparent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2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7">ПРОТОКОЛ ПРОВЕРКИ</text:p>
      <text:p text:style-name="P7"/>
      <text:p text:style-name="P14"><text:span text:style-name="T12">Измеритель-сигнализатор СРК-АТ2327</text:span><text:span text:style-name="T3"><text:tab/></text:span><text:span text:style-name="T6">Дата проверки: </text:span><text:span text:style-name="T7">$date </text:span><text:span text:style-name="T6">г.</text:span></text:p>
      <text:p text:style-name="P8"/>
      <text:p text:style-name="P8"><text:span text:style-name="T29">Тип: </text:span><text:span text:style-name="T28">БДКГ-11 </text:span></text:p>
      <text:p text:style-name="P10"/>
      <text:p text:style-name="P8"><text:span text:style-name="T29">з/н: </text:span><text:span text:style-name="T28">$serial</text:span><text:span text:style-name="T30"><text:tab/></text:span></text:p>
      <text:p text:style-name="P13"/>
      <text:p text:style-name="P6">Диапазон измерения мощности амбиентной дозы:</text:p>
      <text:p text:style-name="P16"><text:span text:style-name="T9">БДКГ-11</text:span><text:span text:style-name="T11">:</text:span><text:span text:style-name="T9"> 0.01</text:span><text:span text:style-name="T5"> мкЗв/ч – 10</text:span><text:span text:style-name="T9">0</text:span><text:span text:style-name="T5"> </text:span><text:span text:style-name="T11">мк</text:span><text:span text:style-name="T5">Зв/ч</text:span></text:p>
      <text:p text:style-name="P15"/>
      <text:p text:style-name="P6">Относительная погрешность измерения:</text:p>
      <text:p text:style-name="P5"><text:span text:style-name="T15">БДКГ-11</text:span><text:span text:style-name="T23">:</text:span><text:span text:style-name="T15"> ± </text:span><text:span text:style-name="T23">20</text:span><text:span text:style-name="T15"> %</text:span><text:tab/><text:tab/></text:p>
      <text:p text:style-name="P9"/>
      <text:p text:style-name="P4">Условия эксплуатации:</text:p>
      <text:p text:style-name="P30"><text:span text:style-name="T8">- <text:s/></text:span><text:span text:style-name="T4">Температура окружающего воздуха<text:tab/><text:tab/>+</text:span><text:span text:style-name="T8">$temp</text:span><text:span text:style-name="T4"> °</text:span><text:span text:style-name="T8">C</text:span></text:p>
      <text:p text:style-name="P31"><text:span text:style-name="T8">- <text:s/></text:span><text:span text:style-name="T4">Атмосферное давление<text:tab/><text:tab/><text:tab/><text:tab/>98,5 </text:span><text:span text:style-name="T8">kPa</text:span></text:p>
      <text:p text:style-name="P31"><text:span text:style-name="T8">- <text:s/></text:span><text:span text:style-name="T4">Относительная влажность воздуха<text:tab/><text:tab/></text:span><text:span text:style-name="T8">$vlag</text:span><text:span text:style-name="T4"> %</text:span></text:p>
      <text:p text:style-name="P31"><text:span text:style-name="T8">- <text:s/></text:span><text:span text:style-name="T4">Радиационный фон<text:tab/><text:tab/><text:tab/><text:tab/></text:span><text:span text:style-name="T8">$bground</text:span><text:span text:style-name="T4"> </text:span><text:span text:style-name="T10">н</text:span><text:span text:style-name="T4">Зв/ч</text:span></text:p>
      <text:p text:style-name="P24">Эталонные средства измерений:</text:p>
      <text:p text:style-name="P32"><text:span text:style-name="T8">- <text:s/></text:span><text:span text:style-name="T31">$facility_1</text:span><text:span text:style-name="T32">10;</text:span></text:p>
      <text:p text:style-name="P33"/>
      <text:p text:style-name="P34">Данные проверки</text:p>
      <text:p text:style-name="P3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5">Блок детектирования <text:span text:style-name="T21">гамма-излучения БДКГ-1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амбиентной эквивалент-ной дозы в <text:span text:style-name="T21">контрольной</text:span> точке <text:span text:style-name="T17">Ḣ</text:span><text:span text:style-name="T19">oi</text:span></text:p>
          </table:table-cell>
          <table:table-cell table:style-name="t1.B2" table:number-rows-spanned="3" office:value-type="string">
            <text:p text:style-name="P37">Номер источ-ника</text:p>
          </table:table-cell>
          <table:table-cell table:style-name="t1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7"><text:span text:style-name="T22">Относи-тельная</text:span><text:span text:style-name="T27"> </text:span><text:span text:style-name="T22">погреш-ность</text:span><text:span text:style-name="T27"> </text:span><text:span text:style-name="T22">измерения</text:span> </text:p>
            <text:p text:style-name="P37"><text:span text:style-name="T24">θ</text:span><text:span text:style-name="T20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19"><text:span text:style-name="T21">Довери-тель</text:span>ная граница погреш-ности измерения <text:span text:style-name="T16">Δ</text:span><text:span text:style-name="T19">i</text:span><text:span text:style-name="T13">,</text:span> %</text:p>
          </table:table-cell>
          <table:table-cell table:style-name="t1.K2" table:number-rows-spanned="3" office:value-type="string">
            <text:p text:style-name="P36"><text:span text:style-name="T25">Предел основной </text:span><text:span text:style-name="T21">относи-тельной</text:span> <text:span text:style-name="T13">погреш-ности</text:span>, </text:p>
            <text:p text:style-name="P3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14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7">H</text:span><text:span text:style-name="T18">1</text:span></text:p>
          </table:table-cell>
          <table:table-cell table:style-name="t1.D3" office:value-type="string">
            <text:p text:style-name="P29"><text:span text:style-name="T14">H</text:span><text:span text:style-name="T18">2</text:span></text:p>
          </table:table-cell>
          <table:table-cell table:style-name="t1.D3" office:value-type="string">
            <text:p text:style-name="P29"><text:span text:style-name="T14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1"><text:span text:style-name="T13">0.03</text:span> мкЗв/ч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5" office:value-type="string">
            <text:p text:style-name="P11">±<text:span text:style-name="T13">20</text:span></text:p>
          </table:table-cell>
        </table:table-row>
        <table:table-row table:style-name="t1.5">
          <table:table-cell table:style-name="t1.A5" office:value-type="string">
            <text:p text:style-name="P11"><text:span text:style-name="T13">0.0</text:span>7 мкЗв/ч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11"><text:span text:style-name="T13">0.7</text:span> мкЗв/ч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 мЗв/ч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 table:style-name="t1.5">
          <table:table-cell table:style-name="t1.A9" office:value-type="string">
            <text:p text:style-name="P11">70 мЗв/ч</text:p>
          </table:table-cell>
          <table:table-cell table:style-name="t1.B9" office:value-type="string">
            <text:p text:style-name="P12">$1-34.</text:p>
          </table:table-cell>
          <table:table-cell table:style-name="t1.B9" office:value-type="string">
            <text:p text:style-name="P12">$1-44.</text:p>
          </table:table-cell>
          <table:table-cell table:style-name="t1.B9" office:value-type="string">
            <text:p text:style-name="P12">$1-54.</text:p>
          </table:table-cell>
          <table:table-cell table:style-name="t1.B9" office:value-type="string">
            <text:p text:style-name="P12">$1-64.</text:p>
          </table:table-cell>
          <table:table-cell table:style-name="t1.B9" office:value-type="string">
            <text:p text:style-name="P12">$1-74.</text:p>
          </table:table-cell>
          <table:table-cell table:style-name="t1.B9" office:value-type="string">
            <text:p text:style-name="P12">$1-84.</text:p>
          </table:table-cell>
          <table:table-cell table:style-name="t1.B9" office:value-type="string">
            <text:p text:style-name="P12">$1-04.</text:p>
          </table:table-cell>
          <table:table-cell table:style-name="t1.B9" office:value-type="string">
            <text:p text:style-name="P12">$1-14.</text:p>
          </table:table-cell>
          <table:table-cell table:style-name="t1.B9" office:value-type="string">
            <text:p text:style-name="P12">$1-24.</text:p>
          </table:table-cell>
          <table:covered-table-cell/>
        </table:table-row>
      </table:table>
      <text:p text:style-name="Text_20_body"/>
      <table:table table:name="123" table:style-name="_31_23">
        <table:table-column table:style-name="_31_23.A"/>
        <table:table-column table:style-name="_31_23.B"/>
        <table:table-column table:style-name="_31_23.C"/>
        <table:table-row>
          <table:table-cell table:style-name="_31_23.A1" office:value-type="string">
            <text:p text:style-name="P20">Проверку произвел:</text:p>
          </table:table-cell>
          <table:table-cell table:style-name="_31_23.A1" office:value-type="string">
            <text:p text:style-name="P21">$calibratedBy</text:p>
          </table:table-cell>
          <table:table-cell table:style-name="_31_23.A1" office:value-type="string">
            <text:p text:style-name="P27"><text:s text:c="36"/></text:p>
          </table:table-cell>
        </table:table-row>
        <table:table-row>
          <table:table-cell table:style-name="_31_23.A2" office:value-type="string">
            <text:p text:style-name="P26"/>
          </table:table-cell>
          <table:table-cell table:style-name="_31_23.A2" office:value-type="string">
            <text:p text:style-name="P26"/>
          </table:table-cell>
          <table:table-cell table:style-name="_31_23.C2" office:value-type="string">
            <text:p text:style-name="P23">(<text:span text:style-name="T26">подпись</text:span>)</text:p>
          </table:table-cell>
        </table:table-row>
        <table:table-row>
          <table:table-cell table:style-name="_31_23.A1" office:value-type="string">
            <text:p text:style-name="P20">Технический контроль: </text:p>
          </table:table-cell>
          <table:table-cell table:style-name="_31_23.A1" office:value-type="string">
            <text:p text:style-name="P22">$controlledBy</text:p>
          </table:table-cell>
          <table:table-cell table:style-name="_31_23.A1" office:value-type="string">
            <text:p text:style-name="P27"><text:s text:c="36"/></text:p>
          </table:table-cell>
        </table:table-row>
        <table:table-row>
          <table:table-cell table:style-name="_31_23.A2" office:value-type="string">
            <text:p text:style-name="P26"/>
          </table:table-cell>
          <table:table-cell table:style-name="_31_23.B4" office:value-type="string">
            <text:p text:style-name="P26"/>
          </table:table-cell>
          <table:table-cell table:style-name="_31_23.C2" office:value-type="string">
            <text:p text:style-name="P23">(<text:span text:style-name="T26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882in" fo:margin-bottom="0.2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2-27T14:49:31.30</dc:date>
    <meta:print-date>2019-04-03T15:18:00</meta:print-date>
    <meta:editing-cycles>146</meta:editing-cycles>
    <meta:editing-duration>PT9H14M34S</meta:editing-duration>
    <meta:generator>OpenOffice/4.1.6$Win32 OpenOffice.org_project/416m1$Build-9790</meta:generator>
    <meta:document-statistic meta:table-count="2" meta:image-count="1" meta:object-count="0" meta:page-count="1" meta:paragraph-count="94" meta:word-count="183" meta:character-count="1407"/>
  </office:meta>
</office:document-meta>
</file>